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SetHash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HashMap.ResultSetHashMap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HashMap.ResultSe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Hash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HashMap.put(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HashMap.canonicalizeKey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Hash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ultSetHashMap.ResultSetHashMap( ResultSet 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ultSetHashMap.ResultSetHashMap( ResultSet rs , String [ ] key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